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A00000289E27AF2E1.png" manifest:media-type="image/png"/>
  <manifest:file-entry manifest:full-path="Pictures/100000010000057C000001633D5F463C.png" manifest:media-type="image/png"/>
  <manifest:file-entry manifest:full-path="Pictures/100000010000038F000000EBDB7ABC2A.png" manifest:media-type="image/png"/>
  <manifest:file-entry manifest:full-path="Pictures/10000001000003C8000000B45185C651.png" manifest:media-type="image/png"/>
  <manifest:file-entry manifest:full-path="Pictures/10000001000003A50000008E46C85DC9.png" manifest:media-type="image/png"/>
  <manifest:file-entry manifest:full-path="Pictures/10000001000004E90000018DD2A2078F.png" manifest:media-type="image/png"/>
  <manifest:file-entry manifest:full-path="Pictures/100000010000051700000270D42532A4.png" manifest:media-type="image/png"/>
  <manifest:file-entry manifest:full-path="Pictures/10000001000003FE0000029BBB275103.png" manifest:media-type="image/png"/>
  <manifest:file-entry manifest:full-path="Pictures/10000001000003FE0000028F698A3EE0.png" manifest:media-type="image/png"/>
  <manifest:file-entry manifest:full-path="Pictures/1000000100000442000001834D17A315.png" manifest:media-type="image/png"/>
  <manifest:file-entry manifest:full-path="Pictures/10000001000004F50000019D5CDAE978.png" manifest:media-type="image/png"/>
  <manifest:file-entry manifest:full-path="Pictures/100000010000034C00000291DD7801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6abd" officeooo:paragraph-rsid="00056abd"/>
    </style:style>
    <style:style style:name="P2" style:family="paragraph" style:parent-style-name="Standard">
      <style:text-properties officeooo:rsid="0007372c" officeooo:paragraph-rsid="0007372c"/>
    </style:style>
    <style:style style:name="P3" style:family="paragraph" style:parent-style-name="Standard">
      <style:text-properties officeooo:rsid="0008c072" officeooo:paragraph-rsid="0008c072"/>
    </style:style>
    <style:style style:name="P4" style:family="paragraph" style:parent-style-name="Standard">
      <style:text-properties officeooo:rsid="000a04ea" officeooo:paragraph-rsid="000a04ea"/>
    </style:style>
    <style:style style:name="P5" style:family="paragraph" style:parent-style-name="Standard">
      <style:text-properties officeooo:rsid="000a17bc" officeooo:paragraph-rsid="000a17bc"/>
    </style:style>
    <style:style style:name="P6" style:family="paragraph" style:parent-style-name="Standard">
      <style:text-properties officeooo:rsid="000c1171" officeooo:paragraph-rsid="000c1171"/>
    </style:style>
    <style:style style:name="P7" style:family="paragraph" style:parent-style-name="Standard">
      <style:text-properties officeooo:rsid="000c1171" officeooo:paragraph-rsid="000eceb3"/>
    </style:style>
    <style:style style:name="P8" style:family="paragraph" style:parent-style-name="Standard">
      <style:text-properties officeooo:rsid="000eceb3" officeooo:paragraph-rsid="000eceb3"/>
    </style:style>
    <style:style style:name="P9" style:family="paragraph" style:parent-style-name="Standard">
      <style:text-properties officeooo:rsid="0011d05e" officeooo:paragraph-rsid="0011d05e"/>
    </style:style>
    <style:style style:name="P10" style:family="paragraph" style:parent-style-name="Standard">
      <style:text-properties officeooo:rsid="00148dca" officeooo:paragraph-rsid="00148dca"/>
    </style:style>
    <style:style style:name="P11" style:family="paragraph" style:parent-style-name="Standard">
      <style:text-properties officeooo:rsid="00173edd" officeooo:paragraph-rsid="00173edd"/>
    </style:style>
    <style:style style:name="P12" style:family="paragraph" style:parent-style-name="Text_20_body">
      <style:paragraph-properties fo:margin-left="0in" fo:margin-right="0in" fo:text-indent="0in" style:auto-text-indent="false" fo:padding="0.0193in" fo:border="0.06pt solid #e3e3e3"/>
    </style:style>
    <style:style style:name="P13" style:family="paragraph" style:parent-style-name="Standard">
      <style:text-properties officeooo:rsid="0017c5c6" officeooo:paragraph-rsid="0017c5c6"/>
    </style:style>
    <style:style style:name="P14" style:family="paragraph" style:parent-style-name="Standard">
      <style:paragraph-properties fo:break-before="page"/>
      <style:text-properties officeooo:rsid="0017c5c6" officeooo:paragraph-rsid="0017c5c6"/>
    </style:style>
    <style:style style:name="P15" style:family="paragraph" style:parent-style-name="Standard">
      <style:text-properties officeooo:rsid="0019c0ff" officeooo:paragraph-rsid="0019c0ff"/>
    </style:style>
    <style:style style:name="P16" style:family="paragraph" style:parent-style-name="Standard">
      <style:text-properties officeooo:rsid="001aa40f" officeooo:paragraph-rsid="001aa40f"/>
    </style:style>
    <style:style style:name="P17" style:family="paragraph" style:parent-style-name="Standard">
      <style:text-properties officeooo:rsid="00202368" officeooo:paragraph-rsid="00202368"/>
    </style:style>
    <style:style style:name="P18" style:family="paragraph" style:parent-style-name="Standard">
      <style:text-properties officeooo:rsid="0020da36" officeooo:paragraph-rsid="0020da36"/>
    </style:style>
    <style:style style:name="P19" style:family="paragraph" style:parent-style-name="Standard">
      <style:text-properties officeooo:rsid="00219de4" officeooo:paragraph-rsid="00219de4"/>
    </style:style>
    <style:style style:name="P20" style:family="paragraph" style:parent-style-name="Text_20_body">
      <style:text-properties officeooo:rsid="00219de4" officeooo:paragraph-rsid="00219de4"/>
    </style:style>
    <style:style style:name="P21" style:family="paragraph" style:parent-style-name="Standard">
      <style:text-properties officeooo:rsid="0026474b" officeooo:paragraph-rsid="0026474b"/>
    </style:style>
    <style:style style:name="P22" style:family="paragraph" style:parent-style-name="Standard">
      <style:text-properties officeooo:rsid="00280d6e" officeooo:paragraph-rsid="00280d6e"/>
    </style:style>
    <style:style style:name="P23" style:family="paragraph" style:parent-style-name="Standard">
      <style:text-properties officeooo:rsid="002a0660" officeooo:paragraph-rsid="002a0660"/>
    </style:style>
    <style:style style:name="P24" style:family="paragraph" style:parent-style-name="Preformatted_20_Text" style:list-style-name="L2">
      <style:paragraph-properties fo:margin-left="0in" fo:margin-right="0in" fo:text-indent="0in" style:auto-text-indent="false" fo:padding="0.0193in" fo:border="0.06pt solid #e3e3e3"/>
    </style:style>
    <style:style style:name="P25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fo:padding="0.0193in" fo:border="0.06pt solid #e3e3e3"/>
    </style:style>
    <style:style style:name="P26" style:family="paragraph" style:parent-style-name="Preformatted_20_Text" style:list-style-name="L2">
      <style:paragraph-properties fo:padding="0.0193in" fo:border="0.06pt solid #e3e3e3"/>
    </style:style>
    <style:style style:name="P27" style:family="paragraph" style:parent-style-name="Preformatted_20_Text" style:list-style-name="L2">
      <style:paragraph-properties fo:margin-left="0in" fo:margin-right="0in" fo:text-indent="0in" style:auto-text-indent="false" fo:padding="0.0193in" fo:border="0.06pt solid #e3e3e3"/>
      <style:text-properties loext:padding="0.0193in" loext:border="0.06pt solid #e3e3e3"/>
    </style:style>
    <style:style style:name="P28" style:family="paragraph" style:parent-style-name="Standard" style:list-style-name="L1">
      <style:text-properties officeooo:rsid="0007372c" officeooo:paragraph-rsid="0007372c"/>
    </style:style>
    <style:style style:name="P29" style:family="paragraph" style:parent-style-name="Standard">
      <style:text-properties officeooo:rsid="002e8717" officeooo:paragraph-rsid="002e8717"/>
    </style:style>
    <style:style style:name="P30" style:family="paragraph" style:parent-style-name="Text_20_body" style:list-style-name="L2">
      <style:paragraph-properties fo:margin-left="0in" fo:margin-right="0in" fo:text-indent="0in" style:auto-text-indent="false" fo:padding="0.0193in" fo:border="0.06pt solid #e3e3e3"/>
    </style:style>
    <style:style style:name="P3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3" style:family="paragraph" style:parent-style-name="Text_20_body" style:list-style-name="L3">
      <style:paragraph-properties fo:margin-left="0in" fo:margin-right="0in" fo:text-indent="0in" style:auto-text-indent="false" fo:padding="0.0193in" fo:border="0.06pt solid #e3e3e3"/>
    </style:style>
    <style:style style:name="P3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6" style:family="paragraph">
      <loext:graphic-properties draw:fill-color="#ff0000"/>
      <style:paragraph-properties fo:text-align="center"/>
    </style:style>
    <style:style style:name="P37" style:family="paragraph">
      <loext:graphic-properties draw:fill="none"/>
    </style:style>
    <style:style style:name="T1" style:family="text">
      <style:text-properties officeooo:rsid="000a153c"/>
    </style:style>
    <style:style style:name="T2" style:family="text">
      <style:text-properties officeooo:rsid="000ded0a"/>
    </style:style>
    <style:style style:name="T3" style:family="text">
      <style:text-properties officeooo:rsid="000eceb3"/>
    </style:style>
    <style:style style:name="T4" style:family="text">
      <style:text-properties officeooo:rsid="0019e0c5"/>
    </style:style>
    <style:style style:name="T5" style:family="text">
      <style:text-properties officeooo:rsid="001c871a"/>
    </style:style>
    <style:style style:name="T6" style:family="text">
      <style:text-properties loext:padding="0.0193in" loext:border="0.06pt solid #e3e3e3"/>
    </style:style>
    <style:style style:name="T7" style:family="text">
      <style:text-properties officeooo:rsid="00252b1c"/>
    </style:style>
    <style:style style:name="T8" style:family="text">
      <style:text-properties officeooo:rsid="002ba208"/>
    </style:style>
    <style:style style:name="T9" style:family="text">
      <style:text-properties officeooo:rsid="002ba2bc"/>
    </style:style>
    <style:style style:name="T10" style:family="text">
      <style:text-properties officeooo:rsid="002ccaf3"/>
    </style:style>
    <style:style style:name="T11" style:family="text">
      <style:text-properties officeooo:rsid="002f8132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67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4000" draw:marker-end="Arrow" draw:marker-end-width="0.0693in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4000" draw:fill="none" draw:textarea-horizontal-align="justify" draw:textarea-vertical-align="middle" draw:auto-grow-height="false" fo:min-height="0.5236in" fo:min-width="2.4764in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/<text:span text:style-name="T10">6</text:span></text:p>
      <text:p text:style-name="P1"/>
      <text:p text:style-name="P1"/>
      <text:p text:style-name="P1">Class</text:p>
      <text:p text:style-name="P1"/>
      <text:p text:style-name="P1">A building block of an application.</text:p>
      <text:p text:style-name="P1"/>
      <text:p text:style-name="P2">The class was two parts.</text:p>
      <text:list text:style-name="L1">
        <text:list-item>
          <text:p text:style-name="P28">Data represented by fields.</text:p>
        </text:list-item>
        <text:list-item>
          <text:p text:style-name="P28">Behaviors represented by functions.</text:p>
        </text:list-item>
      </text:list>
      <text:p text:style-name="P2"/>
      <text:p text:style-name="P3">Object is an instance of an class that resides on the memory.</text:p>
      <text:p text:style-name="P3"/>
      <text:p text:style-name="P4">Why use static members?</text:p>
      <text:p text:style-name="P4"/>
      <text:p text:style-name="P4">To represent concepts that are singleton. <text:span text:style-name="T1">That means that we have only one instance of that concept into memory. </text:span></text:p>
      <text:p text:style-name="P4"/>
      <text:p text:style-name="P4"/>
      <text:p text:style-name="P7">Constructor </text:p>
      <text:p text:style-name="P7"/>
      <text:p text:style-name="P6"><text:span text:style-name="T3">I</text:span>s a method that is called when an instance of a class is created. The constructor serve to put an object on the earlier state, to initialize the fields in the class. <text:span text:style-name="T2">No return type.</text:span></text:p>
      <text:p text:style-name="P6"/>
      <text:p text:style-name="P6"/>
      <text:p text:style-name="P7">Constructor <text:span text:style-name="T3">Overloading</text:span></text:p>
      <text:p text:style-name="P7"/>
      <text:p text:style-name="P8">Method with the same name but with different signature (Return type; <text:s/>types and names of parameters).</text:p>
      <text:p text:style-name="P6"/>
      <text:p text:style-name="P9"><draw:frame draw:style-name="fr1" draw:name="Image1" text:anchor-type="char" svg:width="4.0283in" svg:height="1.9626in" draw:z-index="0"><draw:image xlink:href="Pictures/10000001000004EA00000289E27AF2E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3" draw:name="Image2" text:anchor-type="char" svg:width="6.9252in" svg:height="1.7508in" draw:z-index="1"><draw:image xlink:href="Pictures/100000010000057C000001633D5F463C.png" xlink:type="simple" xlink:show="embed" xlink:actuate="onLoad" draw:mime-type="image/png"/></draw:frame><text:soft-page-break/></text:p>
      <text:p text:style-name="P10"/>
      <text:p text:style-name="P10">But we can choose what constructor is call in other constructors.</text:p>
      <text:p text:style-name="P10"/>
      <text:p text:style-name="P11"><draw:frame draw:style-name="fr3" draw:name="Image3" text:anchor-type="char" svg:width="6.9252in" svg:height="1.2874in" draw:z-index="2"><draw:image xlink:href="Pictures/10000001000003C8000000B45185C651.png" xlink:type="simple" xlink:show="embed" xlink:actuate="onLoad" draw:mime-type="image/png"/></draw:frame></text:p>
      <text:p text:style-name="P11"/>
      <text:p text:style-name="P11"/>
      <text:p text:style-name="P13"><draw:frame draw:style-name="fr3" draw:name="Image4" text:anchor-type="char" svg:width="6.9252in" svg:height="1.0535in" draw:z-index="3"><draw:image xlink:href="Pictures/10000001000003A50000008E46C85DC9.png" xlink:type="simple" xlink:show="embed" xlink:actuate="onLoad" draw:mime-type="image/png"/></draw:frame></text:p>
      <text:p text:style-name="P13"/>
      <text:p text:style-name="P13"/>
      <text:p text:style-name="P13">Methods</text:p>
      <text:p text:style-name="P13"/>
      <text:p text:style-name="P15">Signature methods – <text:span text:style-name="T4">Consist in the name and the number of the type parameters. </text:span></text:p>
      <text:p text:style-name="P16"><draw:frame draw:style-name="fr2" draw:name="Image5" text:anchor-type="char" svg:x="-0.0154in" svg:y="0.1673in" svg:width="4.7189in" svg:height="1.1417in" draw:z-index="4"><draw:image xlink:href="Pictures/100000010000038F000000EBDB7ABC2A.png" xlink:type="simple" xlink:show="embed" xlink:actuate="onLoad" draw:mime-type="image/png"/></draw:frame></text:p>
      <text:p text:style-name="P16"/>
      <text:p text:style-name="P16"><draw:frame text:anchor-type="paragraph" draw:z-index="7" draw:name="Text Frame 1" draw:style-name="gr1" draw:text-style-name="P35" svg:width="1.4705in" svg:height="0.6787in" svg:x="5.5047in" svg:y="0.1272in"><draw:text-box><text:p text:style-name="P34"><text:span text:style-name="T12">Signature</text:span></text:p></draw:text-box></draw:frame></text:p>
      <text:p text:style-name="P16"><draw:custom-shape text:anchor-type="paragraph" draw:z-index="5" draw:name="Shape 1" draw:style-name="gr3" draw:text-style-name="P37" svg:width="2.4768in" svg:height="0.524in" svg:x="1.9862in" svg:y="0.0189in"><text:p/><draw:enhanced-geometry svg:viewBox="0 0 21600 21600" draw:type="rectangle" draw:enhanced-path="M 0 0 L 21600 0 21600 21600 0 21600 0 0 Z N"/></draw:custom-shape></text:p>
      <text:p text:style-name="P16"><draw:line text:anchor-type="paragraph" draw:z-index="6" draw:name="Line 1" draw:style-name="gr2" draw:text-style-name="P36" svg:x1="4.4626in" svg:y1="0.1071in" svg:x2="5.7008in" svg:y2="0.1008in"><text:p/></draw:line></text:p>
      <text:p text:style-name="P16"/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3"><text:soft-page-break/><text:s text:c="2"/><text:span text:style-name="T5">Overload is method with the same name but different signatures.</text:span></text:p>
      <text:p text:style-name="P13"/>
      <text:p text:style-name="P13"/>
      <text:p text:style-name="P13"><draw:frame draw:style-name="fr1" draw:name="Image6" text:anchor-type="char" svg:width="4.5083in" svg:height="1.261in" draw:z-index="8"><draw:image xlink:href="Pictures/10000001000004E90000018DD2A2078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Params modifier - <text:s/>no need to initialize the array when the function is called.</text:p>
      <text:p text:style-name="P17"/>
      <text:p text:style-name="P17"><draw:frame draw:style-name="fr1" draw:name="Image7" text:anchor-type="char" svg:width="4.1953in" svg:height="2.0091in" draw:z-index="9"><draw:image xlink:href="Pictures/100000010000051700000270D42532A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Ref modifier – change var a.</text:p>
      <text:p text:style-name="P18"/>
      <text:p text:style-name="P18"><draw:frame draw:style-name="fr1" draw:name="Image8" text:anchor-type="char" svg:width="2.7264in" svg:height="1.5146in" draw:z-index="10"><draw:image xlink:href="Pictures/10000001000003FE0000029BBB27510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Out modifier - <text:s/>returns value to the <draw:frame draw:style-name="fr2" draw:name="Image9" text:anchor-type="char" svg:x="1.5043in" svg:y="0.2508in" svg:width="3.9689in" svg:height="2.2835in" draw:z-index="11"><draw:image xlink:href="Pictures/10000001000003FE0000028F698A3EE0.png" xlink:type="simple" xlink:show="embed" xlink:actuate="onLoad" draw:mime-type="image/png"/></draw:frame>caller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<text:line-break/>In C#, both <text:span text:style-name="Source_20_Text"><text:span text:style-name="T6">ref</text:span></text:span> and <text:span text:style-name="Source_20_Text"><text:span text:style-name="T6">out</text:span></text:span> are used as parameter modifiers, but they have different purposes:</text:p>
      <text:list text:style-name="L2">
        <text:list-item>
          <text:p text:style-name="P30"><text:span text:style-name="Strong_20_Emphasis"><text:span text:style-name="Source_20_Text"><text:span text:style-name="T6">ref</text:span></text:span></text:span><text:span text:style-name="Strong_20_Emphasis"><text:span text:style-name="T6"> Modifier</text:span></text:span>:</text:p>
          <text:list>
            <text:list-item>
              <text:p text:style-name="P31">The <text:span text:style-name="Source_20_Text"><text:span text:style-name="T6">ref</text:span></text:span> keyword is used to pass arguments by reference.</text:p>
            </text:list-item>
            <text:list-item>
              <text:p text:style-name="P31">It allows a method to modify the parameter value passed to it.</text:p>
            </text:list-item>
            <text:list-item>
              <text:p text:style-name="P31">The parameter must be initialized before being passed to the method.</text:p>
            </text:list-item>
            <text:list-item>
              <text:p text:style-name="P31">It's useful when you need to pass a value to a method and have that method modify the original value.</text:p>
            </text:list-item>
            <text:list-item>
              <text:p text:style-name="P30">Example:</text:p>
            </text:list-item>
          </text:list>
          <text:p text:style-name="P27"/>
          <text:p text:style-name="P24"><text:span text:style-name="Source_20_Text"><text:span text:style-name="T6">void ModifyValue(ref int x)</text:span></text:span></text:p>
          <text:p text:style-name="P26"><text:span text:style-name="Source_20_Text"><text:span text:style-name="T6">{</text:span></text:span></text:p>
          <text:p text:style-name="P24"><text:span text:style-name="Source_20_Text"><text:span text:style-name="T6"><text:s text:c="4"/>x = x * 2;</text:span></text:span></text:p>
          <text:p text:style-name="P26"><text:span text:style-name="Source_20_Text"><text:span text:style-name="T6">}</text:span></text:span></text:p>
          <text:p text:style-name="P26"/>
          <text:p text:style-name="P24"><text:span text:style-name="Source_20_Text"><text:span text:style-name="T6">int value = 5;</text:span></text:span></text:p>
          <text:p text:style-name="P24"><text:span text:style-name="Source_20_Text"><text:span text:style-name="T6">ModifyValue(ref value);</text:span></text:span></text:p>
          <text:p text:style-name="P25"><text:span text:style-name="Source_20_Text"><text:span text:style-name="T6">// value is now 10</text:span></text:span></text:p>
        </text:list-item>
        <text:list-item>
          <text:p text:style-name="P30"><text:span text:style-name="Strong_20_Emphasis"><text:span text:style-name="Source_20_Text"><text:span text:style-name="T6">out</text:span></text:span></text:span><text:span text:style-name="Strong_20_Emphasis"><text:span text:style-name="T6"> Modifier</text:span></text:span>:</text:p>
          <text:list>
            <text:list-item>
              <text:p text:style-name="P31">The <text:span text:style-name="Source_20_Text"><text:span text:style-name="T6">out</text:span></text:span> keyword is similar to <text:span text:style-name="Source_20_Text"><text:span text:style-name="T6">ref</text:span></text:span>, but it doesn't require the parameter to be initialized before being passed to the method.</text:p>
            </text:list-item>
            <text:list-item>
              <text:p text:style-name="P31">It's typically used when the method needs to return multiple values.</text:p>
            </text:list-item>
            <text:list-item>
              <text:p text:style-name="P31">The method is required to assign a value to the <text:span text:style-name="Source_20_Text"><text:span text:style-name="T6">out</text:span></text:span> parameter before it returns.</text:p>
            </text:list-item>
            <text:list-item>
              <text:p text:style-name="P30">Example:</text:p>
            </text:list-item>
          </text:list>
          <text:p text:style-name="P27"/>
          <text:p text:style-name="P24"><text:span text:style-name="Source_20_Text"><text:span text:style-name="T6">void GetValues(out int x, out int y)</text:span></text:span></text:p>
          <text:p text:style-name="P26"><text:span text:style-name="Source_20_Text"><text:span text:style-name="T6">{</text:span></text:span></text:p>
          <text:p text:style-name="P24"><text:span text:style-name="Source_20_Text"><text:span text:style-name="T6"><text:s text:c="4"/>x = 10;</text:span></text:span></text:p>
          <text:p text:style-name="P24"><text:span text:style-name="Source_20_Text"><text:span text:style-name="T6"><text:s text:c="4"/>y = 20;</text:span></text:span></text:p>
          <text:p text:style-name="P26"><text:span text:style-name="Source_20_Text"><text:span text:style-name="T6">}</text:span></text:span></text:p>
          <text:p text:style-name="P26"/>
          <text:p text:style-name="P24"><text:span text:style-name="Source_20_Text"><text:span text:style-name="T6">int a, b;</text:span></text:span></text:p>
          <text:p text:style-name="P24"><text:span text:style-name="Source_20_Text"><text:span text:style-name="T6">GetValues(out a, out b);</text:span></text:span></text:p>
          <text:p text:style-name="P25"><text:span text:style-name="Source_20_Text"><text:span text:style-name="T6">// a is 10, b is 20</text:span></text:span></text:p>
        </text:list-item>
      </text:list>
      <text:p text:style-name="P12">In summary:</text:p>
      <text:list text:style-name="L3">
        <text:list-item>
          <text:p text:style-name="P32"><text:span text:style-name="Source_20_Text"><text:span text:style-name="T6">ref</text:span></text:span> is used when you want to pass a value by reference and modify it within the method.</text:p>
        </text:list-item>
        <text:list-item>
          <text:p text:style-name="P33"><text:soft-page-break/><text:span text:style-name="Source_20_Text"><text:span text:style-name="T6">out</text:span></text:span> is used when you want the method to return multiple values or modify the parameter without requiring it to be initialized before the method call.</text:p>
        </text:list-item>
      </text:list>
      <text:p text:style-name="P19"/>
      <text:p text:style-name="P19"/>
      <text:p text:style-name="P19"/>
      <text:p text:style-name="P19"/>
      <text:p text:style-name="P21">Field – variable declared at the class level.</text:p>
      <text:p text:style-name="P18"/>
      <text:p text:style-name="P18"><draw:frame draw:style-name="fr1" draw:name="Image10" text:anchor-type="char" svg:width="4.5465in" svg:height="1.2866in" draw:z-index="12"><draw:image xlink:href="Pictures/1000000100000442000001834D17A31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Read-only fiel<text:span text:style-name="T8">d</text:span>s – only initialized once.</text:p>
      <text:p text:style-name="P22"/>
      <text:p text:style-name="P22"/>
      <text:p text:style-name="P22"><draw:frame draw:style-name="fr1" draw:name="Image11" text:anchor-type="char" svg:width="4.4335in" svg:height="1.4429in" draw:z-index="13"><draw:image xlink:href="Pictures/10000001000004F50000019D5CDAE978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/>
      <text:p text:style-name="P29">Access Modifier</text:p>
      <text:p text:style-name="P29"/>
      <text:p text:style-name="P29"><text:s/><draw:frame draw:style-name="fr1" draw:name="Image12" text:anchor-type="char" svg:width="3.5756in" svg:height="2.7835in" draw:z-index="14"><draw:image xlink:href="Pictures/100000010000034C00000291DD7801F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0:04:35.001000000</meta:creation-date>
    <dc:date>2024-03-29T11:46:22.295000000</dc:date>
    <meta:editing-duration>PT10H27M54S</meta:editing-duration>
    <meta:editing-cycles>39</meta:editing-cycles>
    <meta:generator>LibreOffice/24.2.1.2$Windows_X86_64 LibreOffice_project/db4def46b0453cc22e2d0305797cf981b68ef5ac</meta:generator>
    <meta:document-statistic meta:table-count="0" meta:image-count="12" meta:object-count="0" meta:page-count="6" meta:paragraph-count="54" meta:word-count="421" meta:character-count="2278" meta:non-whitespace-character-count="1898"/>
  </office:meta>
</office:document-meta>
</file>